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E45FFE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6cm, 4.818cm, 11.344cm, 1.40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527cm" svg:x="0.991cm" svg:y="2.292cm">
          <draw:image xlink:href="Pictures/10000000000005E8000007E0AE45FFE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12:06.121664910</dc:date>
    <meta:editing-duration>PT3M43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